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serif"/>
    <style:font-face style:name="medium-content-serif-font" svg:font-family="medium-content-serif-font, Georgia, Cambria, 'Times New Roman', Times, serif"/>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KLUG" fo:font-size="12pt" fo:font-weight="bold" officeooo:rsid="0007680e" style:font-size-asian="12pt" style:font-weight-asian="bold" style:font-size-complex="12pt" style:font-weight-complex="bold"/>
    </style:style>
    <style:style style:name="P2" style:family="paragraph" style:parent-style-name="Standard">
      <style:text-properties style:font-name="LKLUG" fo:font-size="12pt" fo:font-weight="bold" officeooo:rsid="0007680e" officeooo:paragraph-rsid="0007680e" style:font-size-asian="12pt" style:font-weight-asian="bold" style:font-size-complex="12pt" style:font-weight-complex="bold"/>
    </style:style>
    <style:style style:name="P3" style:family="paragraph" style:parent-style-name="Standard">
      <style:text-properties style:font-name="LKLUG" fo:font-size="12pt" fo:font-weight="bold" officeooo:rsid="000a75b5" style:font-size-asian="12pt" style:font-weight-asian="bold" style:font-size-complex="12pt" style:font-weight-complex="bold"/>
    </style:style>
    <style:style style:name="P4" style:family="paragraph" style:parent-style-name="Standard">
      <style:text-properties style:font-name="LKLUG" fo:font-size="12pt" fo:font-weight="bold" officeooo:rsid="000a75b5" officeooo:paragraph-rsid="000a75b5" style:font-size-asian="12pt" style:font-weight-asian="bold" style:font-size-complex="12pt" style:font-weight-complex="bold"/>
    </style:style>
    <style:style style:name="P5" style:family="paragraph" style:parent-style-name="Standard">
      <style:text-properties style:font-name="LKLUG" fo:font-size="12pt" style:text-underline-style="none" fo:font-weight="bold" officeooo:rsid="000a75b5" officeooo:paragraph-rsid="000d442e" style:font-size-asian="12pt" style:font-weight-asian="bold" style:font-size-complex="12pt" style:font-weight-complex="bold"/>
    </style:style>
    <style:style style:name="P6" style:family="paragraph" style:parent-style-name="Standard">
      <style:text-properties officeooo:paragraph-rsid="0007680e"/>
    </style:style>
    <style:style style:name="P7" style:family="paragraph" style:parent-style-name="Standard">
      <style:text-properties officeooo:rsid="0007680e" officeooo:paragraph-rsid="0007680e"/>
    </style:style>
    <style:style style:name="P8" style:family="paragraph" style:parent-style-name="Standard">
      <style:text-properties officeooo:rsid="0007680e" officeooo:paragraph-rsid="000906db"/>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fo:font-style="italic" fo:background-color="#fff200" style:font-style-asian="italic" style:font-style-complex="italic"/>
    </style:style>
    <style:style style:name="P11" style:family="paragraph" style:parent-style-name="Standard">
      <style:text-properties fo:font-style="italic" officeooo:rsid="000d442e" fo:background-color="#fff200" style:font-style-asian="italic" style:font-style-complex="italic"/>
    </style:style>
    <style:style style:name="P12" style:family="paragraph" style:parent-style-name="Standard">
      <style:text-properties officeooo:paragraph-rsid="000906db"/>
    </style:style>
    <style:style style:name="P13" style:family="paragraph" style:parent-style-name="Standard">
      <style:text-properties officeooo:paragraph-rsid="0009b889"/>
    </style:style>
    <style:style style:name="P14" style:family="paragraph" style:parent-style-name="Standard">
      <style:text-properties officeooo:paragraph-rsid="000a75b5"/>
    </style:style>
    <style:style style:name="P15" style:family="paragraph" style:parent-style-name="Standard">
      <style:text-properties officeooo:paragraph-rsid="000c0b05"/>
    </style:style>
    <style:style style:name="P16" style:family="paragraph" style:parent-style-name="Standard">
      <style:text-properties officeooo:paragraph-rsid="000d442e"/>
    </style:style>
    <style:style style:name="P17" style:family="paragraph" style:parent-style-name="Standard">
      <style:text-properties officeooo:paragraph-rsid="0011866c"/>
    </style:style>
    <style:style style:name="P18" style:family="paragraph" style:parent-style-name="Standard">
      <style:text-properties style:font-name="LKLUG" fo:font-size="12pt" fo:font-weight="bold"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LKLUG" fo:font-size="12pt" fo:font-weight="bold" style:font-size-asian="12pt" style:font-weight-asian="bold" style:font-size-complex="12pt" style:font-weight-complex="bold"/>
    </style:style>
    <style:style style:name="P20" style:family="paragraph" style:parent-style-name="Standard">
      <style:text-properties style:font-name="LKLUG" fo:font-size="12pt" fo:font-weight="bold" officeooo:rsid="0007680e" officeooo:paragraph-rsid="0007680e" style:font-size-asian="12pt" style:font-weight-asian="bold" style:font-size-complex="12pt" style:font-weight-complex="bold"/>
    </style:style>
    <style:style style:name="P21" style:family="paragraph" style:parent-style-name="Standard">
      <style:text-properties style:font-name="LKLUG" fo:font-size="12pt" fo:font-weight="bold" officeooo:rsid="000a75b5" style:font-size-asian="12pt" style:font-weight-asian="bold" style:font-size-complex="12pt" style:font-weight-complex="bold"/>
    </style:style>
    <style:style style:name="P22" style:family="paragraph" style:parent-style-name="Standard">
      <style:text-properties style:font-name="LKLUG" fo:font-size="12pt" style:text-underline-style="none" fo:font-weight="bold" officeooo:rsid="000a75b5" officeooo:paragraph-rsid="0018fac5" style:font-size-asian="12pt" style:font-weight-asian="bold" style:font-size-complex="12pt" style:font-weight-complex="bold"/>
    </style:style>
    <style:style style:name="P23" style:family="paragraph" style:parent-style-name="Standard">
      <style:text-properties style:font-name="LKLUG" fo:font-size="12pt" style:text-underline-style="none" fo:font-weight="bold" officeooo:rsid="0018fac5" officeooo:paragraph-rsid="0018fac5" style:font-size-asian="12pt" style:font-weight-asian="bold" style:font-size-complex="12pt" style:font-weight-complex="bold"/>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fo:font-style="italic" fo:background-color="#fff200" style:font-style-asian="italic" style:font-style-complex="italic"/>
    </style:style>
    <style:style style:name="P26" style:family="paragraph" style:parent-style-name="Standard">
      <style:text-properties fo:font-style="italic" officeooo:paragraph-rsid="000e2f5e" fo:background-color="#fff200" style:font-style-asian="italic" style:font-style-complex="italic"/>
    </style:style>
    <style:style style:name="P27" style:family="paragraph" style:parent-style-name="Standard">
      <style:text-properties officeooo:rsid="0018fac5" officeooo:paragraph-rsid="0018fac5"/>
    </style:style>
    <style:style style:name="P28" style:family="paragraph" style:parent-style-name="Standard">
      <style:text-properties officeooo:paragraph-rsid="0018fac5"/>
    </style:style>
    <style:style style:name="P29" style:family="paragraph" style:parent-style-name="Standard">
      <style:text-properties fo:font-variant="normal" fo:text-transform="none" style:font-name="medium-content-serif-font" fo:font-size="15.75pt" fo:letter-spacing="normal" fo:font-style="normal" fo:font-weight="normal" officeooo:paragraph-rsid="0018fac5"/>
    </style:style>
    <style:style style:name="P30" style:family="paragraph" style:parent-style-name="Standard">
      <style:text-properties fo:font-variant="normal" fo:text-transform="none" style:font-name="medium-content-serif-font" fo:font-size="15.75pt" fo:letter-spacing="normal" fo:font-style="normal" fo:font-weight="normal" officeooo:rsid="001abe59" officeooo:paragraph-rsid="001abe59"/>
    </style:style>
    <style:style style:name="P31"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18fac5" officeooo:paragraph-rsid="0018fac5" style:text-blinking="false" fo:background-color="#ffffff" style:font-size-asian="12pt" style:font-weight-asian="normal" style:font-size-complex="12pt" style:font-weight-complex="normal"/>
    </style:style>
    <style:style style:name="P32" style:family="paragraph" style:parent-style-name="Standard">
      <style:text-properties fo:font-variant="normal" fo:text-transform="none" style:font-name="LKLUG" fo:font-size="12pt" fo:letter-spacing="normal" fo:font-style="normal" style:text-underline-style="none" fo:font-weight="bold" officeooo:rsid="0018fac5" officeooo:paragraph-rsid="001abe59" style:font-size-asian="12pt" style:font-weight-asian="bold" style:font-size-complex="12pt" style:font-weight-complex="bold"/>
    </style:style>
    <style:style style:name="P33" style:family="paragraph" style:parent-style-name="Standard">
      <style:text-properties officeooo:paragraph-rsid="001abe59"/>
    </style:style>
    <style:style style:name="T1" style:family="text">
      <style:text-properties officeooo:rsid="000906db"/>
    </style:style>
    <style:style style:name="T2" style:family="text">
      <style:text-properties officeooo:rsid="0009b889"/>
    </style:style>
    <style:style style:name="T3" style:family="text">
      <style:text-properties officeooo:rsid="000a75b5"/>
    </style:style>
    <style:style style:name="T4" style:family="text">
      <style:text-properties officeooo:rsid="000ad64e"/>
    </style:style>
    <style:style style:name="T5" style:family="text">
      <style:text-properties officeooo:rsid="000c0b05"/>
    </style:style>
    <style:style style:name="T6" style:family="text">
      <style:text-properties officeooo:rsid="000d442e"/>
    </style:style>
    <style:style style:name="T7" style:family="text">
      <style:text-properties fo:font-weight="bold" style:font-weight-asian="bold" style:font-weight-complex="bold"/>
    </style:style>
    <style:style style:name="T8" style:family="text">
      <style:text-properties fo:font-weight="bold" officeooo:rsid="001316a8" style:font-weight-asian="bold" style:font-weight-complex="bold"/>
    </style:style>
    <style:style style:name="T9" style:family="text">
      <style:text-properties style:text-underline-style="none"/>
    </style:style>
    <style:style style:name="T10" style:family="text">
      <style:text-properties officeooo:rsid="000e2f5e"/>
    </style:style>
    <style:style style:name="T11" style:family="text">
      <style:text-properties officeooo:rsid="001015e1"/>
    </style:style>
    <style:style style:name="T12" style:family="text">
      <style:text-properties fo:font-variant="normal" fo:text-transform="none" style:font-name="medium-content-serif-font" fo:font-size="15.75pt" fo:letter-spacing="normal" fo:font-style="normal" fo:font-weight="normal"/>
    </style:style>
    <style:style style:name="T13" style:family="text">
      <style:text-properties fo:font-variant="normal" fo:text-transform="none" style:font-name="medium-content-serif-font" fo:font-size="15.75pt" fo:letter-spacing="normal" fo:font-style="normal" fo:font-weight="normal" officeooo:rsid="0018fac5"/>
    </style:style>
    <style:style style:name="T14" style:family="text">
      <style:text-properties fo:font-variant="normal" fo:text-transform="none" style:text-line-through-style="none" style:text-line-through-type="none" style:font-name="medium-content-serif-font" fo:font-size="15.75pt" fo:letter-spacing="normal" fo:font-style="normal" style:text-underline-style="none" fo:font-weight="normal" officeooo:rsid="0018fac5" style:text-blinking="false" fo:background-color="#ffffff" loext:char-shading-value="0"/>
    </style:style>
    <style:style style:name="T15" style:family="text">
      <style:text-properties fo:font-variant="normal" fo:text-transform="none" style:text-line-through-style="none" style:text-line-through-type="none" style:font-name="Liberation Serif" fo:font-size="15.75pt" fo:letter-spacing="normal" fo:font-style="normal" style:text-underline-style="none" fo:font-weight="normal" officeooo:rsid="0018fac5" style:text-blinking="false" fo:background-color="#ffffff" loext:char-shading-value="0"/>
    </style:style>
    <style:style style:name="T16" style:family="text">
      <style:text-properties fo:font-variant="normal" fo:text-transform="none" style:text-line-through-style="none" style:text-line-through-type="none" style:font-name="Liberation Serif" fo:font-size="15.75pt" fo:letter-spacing="normal" fo:font-style="normal" style:text-underline-style="none" fo:font-weight="normal" officeooo:rsid="0018fac5" style:text-blinking="false" fo:background-color="#ffffff" loext:char-shading-value="0" style:font-weight-asian="normal" style:font-weight-complex="normal"/>
    </style:style>
    <style:style style:name="T17" style:family="text">
      <style:text-properties fo:font-variant="normal" fo:text-transform="none" style:text-line-through-style="none" style:text-line-through-type="none" style:font-name="Liberation Serif" fo:font-size="15.75pt" fo:letter-spacing="normal" fo:font-style="normal" style:text-underline-style="none" fo:font-weight="bold" officeooo:rsid="0018fac5" style:text-blinking="false" fo:background-color="#ffffff" loext:char-shading-value="0" style:font-weight-asian="bold" style:font-weight-complex="bold"/>
    </style:style>
    <style:style style:name="T18"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18fac5" style:text-blinking="false" fo:background-color="#ffffff" loext:char-shading-value="0" style:font-size-asian="12pt" style:font-weight-asian="normal" style:font-size-complex="12pt" style:font-weight-complex="normal"/>
    </style:style>
    <style:style style:name="T19"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1abe59" style:text-blinking="false" fo:background-color="#ffffff" loext:char-shading-value="0" style:font-size-asian="12pt" style:font-weight-asian="normal" style:font-size-complex="12pt" style:font-weight-complex="normal"/>
    </style:style>
    <style:style style:name="T20" style:family="text">
      <style:text-properties fo:font-variant="normal" fo:text-transform="none" style:font-name="Liberation Serif" fo:font-size="15.75pt" fo:letter-spacing="normal" fo:font-style="normal" fo:font-weight="normal" officeooo:rsid="0018fac5"/>
    </style:style>
    <style:style style:name="T21" style:family="text">
      <style:text-properties fo:font-variant="normal" fo:text-transform="none" style:font-name="Liberation Serif" fo:font-size="15.75pt" fo:letter-spacing="normal" fo:font-style="normal" fo:font-weight="normal" officeooo:rsid="0018fac5" style:font-weight-asian="normal" style:font-weight-complex="normal"/>
    </style:style>
    <style:style style:name="T22" style:family="text">
      <style:text-properties fo:font-variant="normal" fo:text-transform="none" style:font-name="Liberation Serif" fo:font-size="15.75pt" fo:letter-spacing="normal" fo:font-style="normal" fo:font-weight="bold" officeooo:rsid="0018fac5" style:font-weight-asian="bold" style:font-weight-complex="bold"/>
    </style:style>
    <style:style style:name="T23" style:family="text">
      <style:text-properties officeooo:rsid="0011866c"/>
    </style:style>
    <style:style style:name="T24" style:family="text">
      <style:text-properties officeooo:rsid="001316a8"/>
    </style:style>
    <style:style style:name="T25" style:family="text">
      <style:text-properties officeooo:rsid="0018fac5"/>
    </style:style>
    <style:style style:name="T26" style:family="text">
      <style:text-properties style:text-line-through-style="none" style:text-line-through-type="none" style:text-underline-style="none" style:text-blinking="false" fo:background-color="#ffffff" loext:char-shading-value="0"/>
    </style:style>
    <style:style style:name="T27" style:family="text">
      <style:text-properties style:text-line-through-style="none" style:text-line-through-type="none" style:font-name="Liberation Serif" fo:font-size="12pt" style:text-underline-style="none" style:text-blinking="false" fo:background-color="#ffffff" loext:char-shading-value="0" style:font-size-asian="12pt" style:font-weight-asian="normal" style:font-size-complex="12pt" style:font-weight-complex="normal"/>
    </style:style>
    <style:style style:name="T28" style:family="text">
      <style:text-properties style:text-line-through-style="none" style:text-line-through-type="none" style:font-name="Liberation Serif" fo:font-size="12pt" style:text-underline-style="none" officeooo:rsid="0018fac5" style:text-blinking="false" fo:background-color="#ffffff" loext:char-shading-value="0" style:font-size-asian="12pt" style:font-weight-asian="normal" style:font-size-complex="12pt" style:font-weight-complex="normal"/>
    </style:style>
    <style:style style:name="T29" style:family="text">
      <style:text-properties style:text-line-through-style="none" style:text-line-through-type="none" style:text-blinking="false" fo:background-color="#ffffff" loext:char-shading-value="0"/>
    </style:style>
    <style:style style:name="T30" style:family="text">
      <style:text-properties officeooo:rsid="001abe59"/>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ENVOY:</text:p>
      <text:p text:style-name="P18"/>
      <text:p text:style-name="P6">Envoy is a new high performance open source edge and service proxy which aims to make the network transparent to applications. Envoy’s out of process architecture allows it to be used alongside any language or runtime. At its core, Envoy is an L4 proxy with a pluggable filter chain model. On top of the L4 proxy it also includes a parallel pluggable L7 filter chain. Envoy is most comparable to software load balancers such as NGINX and HAProxy.</text:p>
      <text:p text:style-name="Standard"/>
      <text:p text:style-name="P9">The network should be transparent to applications. When network and application problems do occur it should be easy to determine the source of the problem</text:p>
      <text:p text:style-name="Standard"/>
      <text:p text:style-name="P2">HOW:</text:p>
      <text:p text:style-name="P7"/>
      <text:p text:style-name="P7">Envoy runs on every host and abstracts the network by providing common features (load balancing, circuit breaking, service discovery, etc.) in a platform-agnostic manner. When all service traffic in an infrastructure flows via an Envoy mesh, it becomes easy to visualize problem areas, tune overall performance, and add substrate features in a single place.</text:p>
      <text:p text:style-name="P7"/>
      <text:p text:style-name="P8">A single Envoy deployment can form a mesh between Java, C++, Go, PHP, Python, etc. It is becoming increasingly common for service oriented architectures to use multiple application frameworks and languages. Envoy transparently bridges the gap.</text:p>
      <text:p text:style-name="P8"/>
      <text:p text:style-name="P8">On the other hand, suppose you want to proxy different URLs to different back ends? That’s not possible with the typical L3/4 proxy: higher-level application information isn’t accessible down at these layers. Envoy deals with the fact by operating at layers 3, 4, and 7 simultaneously. This is extremely powerful, and can be very performant.</text:p>
      <text:p text:style-name="P8"/>
      <text:p text:style-name="P8"><text:span text:style-name="T1">P</text:span>luggable filter chain mechanism allows filters to be written to perform different L3/L4 proxy tasks and inserted into the main server. Filters have already been written to support various tasks such as raw TCP proxy, HTTP proxy, TLS client certificate authentication, etc.</text:p>
      <text:p text:style-name="Standard"/>
      <text:p text:style-name="P2">FEATURES:</text:p>
      <text:p text:style-name="P12"><text:s/></text:p>
      <text:p text:style-name="P12"><text:span text:style-name="T8">Upgradation:</text:span><text:span text:style-name="T24"> </text:span>Envoy can be deployed and upgraded quickly across an entire infrastructure transparently <text:span text:style-name="T1">eliminating the pain of complex library upgrades.</text:span></text:p>
      <text:p text:style-name="P12"/>
      <text:p text:style-name="P12"><text:span text:style-name="T7">HTTP L7 filter architecture:</text:span> <text:s/>HTTP filters can be plugged into the HTTP connection management subsystem that perform different tasks such as buffering, rate limiting, routing/forwarding, sniffing Amazon’s DynamoDB, etc.</text:p>
      <text:p text:style-name="Standard"/>
      <text:p text:style-name="P13"><text:span text:style-name="T7">HTTP L7 routing:</text:span> <text:s/><text:span text:style-name="T2">Envoy is</text:span> capable of routing and redirecting requests based on path, authority, content type, runtime values, etc. This functionality is most useful when using Envoy as a front/edge proxy.</text:p>
      <text:p text:style-name="Standard"/>
      <text:p text:style-name="P17"><text:span text:style-name="T7">GRPC support:</text:span> GRPC is <text:span text:style-name="T23">Open source remote procedure call system </text:span>from Google that uses HTTP/2 as the underlying multiplexed transport. Envoy supports all of the HTTP/2 features required to be used as the routing and load balancing substrate for GRPC requests and responses. The two systems are very complementary. <text:s/></text:p>
      <text:p text:style-name="Standard"/>
      <text:p text:style-name="P24"/>
      <text:p text:style-name="Standard"><text:soft-page-break/><text:span text:style-name="T7">MongoDB L7 support:</text:span> <text:s/>MongoDB is a popular database used in modern web applications. Envoy supports L7 sniffing, statistics production, and logging for MongoDB connections. MongoDB lacks decent hooks for observability <text:span text:style-name="T2">but</text:span> Envoy produces are invaluable when running sharded MongoDB clusters in production.</text:p>
      <text:p text:style-name="Standard"/>
      <text:p text:style-name="Standard"><text:span text:style-name="T7">DynamoDB L7 support:</text:span> <text:s/>Envoy supports L7 sniffing and statistics production for DynamoDB connections. </text:p>
      <text:p text:style-name="Standard"/>
      <text:p text:style-name="Standard"><text:span text:style-name="T7">Service discovery:</text:span> Service discovery is a critical component of service oriented architectures. Envoy supports multiple service discovery methods including asynchronous DNS resolution and REST based lookup via a service discovery service.</text:p>
      <text:p text:style-name="Standard"/>
      <text:p text:style-name="Standard"><text:span text:style-name="T7">Health checking:</text:span> <text:s/>Envoy includes a health checking subsystem which can optionally perform active health checking of upstream service clusters. Envoy then uses the union of service discovery and health checking information to determine healthy load balancing targets.</text:p>
      <text:p text:style-name="Standard"/>
      <text:p text:style-name="Standard"><text:span text:style-name="T7">Advanced load balancing:</text:span> <text:s/><text:span text:style-name="T3">Envoy</text:span> is able to implement advanced load balancing techniques in a single place and have them be accessible to any application. Currently Envoy includes support for automatic retries, circuit breaking, global rate limiting <text:span text:style-name="T3">and </text:span>request shadowing. </text:p>
      <text:p text:style-name="Standard"/>
      <text:p text:style-name="Standard"><text:span text:style-name="T7">Front/edge proxy support:</text:span> Although Envoy is primarily designed as a service to service communication system, there is benefit in using the same software at the edge (observability, management, identical service discovery and load balancing algorithms, etc.). Envoy includes enough features to make it usable as an edge proxy for most modern web application use cases.</text:p>
      <text:p text:style-name="Standard"/>
      <text:p text:style-name="Standard"><text:span text:style-name="T7">Best in class observability:</text:span> As stated above, the primary goal of Envoy is to make the network transparent. However, problems occur both at the network level and at the application level. Envoy includes robust statistics support for all subsystems. Envoy also supports distributed tracing via third party providers.</text:p>
      <text:p text:style-name="Standard"/>
      <text:p text:style-name="Standard"/>
      <text:p text:style-name="P4">ENVOY MESH:</text:p>
      <text:p text:style-name="P1"/>
      <text:p text:style-name="P14"><text:span text:style-name="T3">M</text:span>ost applications involve two layers of Envoys. All of the Envoys form a mesh, and share routing information amongst themselves. <text:span text:style-name="T3">T</text:span>he service Envoys can do health monitoring <text:s/>mesh know <text:span text:style-name="T3">to check if any service is down.</text:span> Also, Envoy’s statistics gathering works best with the full mes<text:span text:style-name="T3">h.</text:span></text:p>
      <text:p text:style-name="Standard"/>
      <text:p text:style-name="Standard"><text:s text:c="4"/>• First, there’s an “edge Envoy” running all by itself somewhere. The job of the edge Envoy is to give the rest of the world a single point of ingress. Incoming connections from outside come here, and the edge Envoy decides where they go internally.</text:p>
      <text:p text:style-name="Standard"/>
      <text:p text:style-name="P28"><text:s text:c="4"/>• Second, each instance of a service has its own Envoy running alongside it, a separate process next to the service itself. These “service Envoys” keep an eye on their services, and remember what’s running and what’s not.</text:p>
      <text:p text:style-name="Standard"><text:s text:c="4"/></text:p>
      <text:p text:style-name="Standard"/>
      <text:p text:style-name="Standard"/>
      <text:p text:style-name="P3"/>
      <text:p text:style-name="P3"/>
      <text:p text:style-name="P3"/>
      <text:p text:style-name="P3"/>
      <text:p text:style-name="P3"><text:soft-page-break/>DEMO-<text:span text:style-name="T30">1</text:span>:</text:p>
      <text:p text:style-name="P3"/>
      <text:p text:style-name="Standard">Below are the pre-requsities needed before starting with the demo.</text:p>
      <text:p text:style-name="Standard"/>
      <text:p text:style-name="Standard">Docker</text:p>
      <text:p text:style-name="Standard">Minikube</text:p>
      <text:p text:style-name="Standard">Kubectl</text:p>
      <text:p text:style-name="Standard"/>
      <text:p text:style-name="P3">APPLICATION:</text:p>
      <text:p text:style-name="P3"/>
      <text:p text:style-name="Standard"><text:a xlink:type="simple" xlink:href="https://github.com/datawire/envoy-steps" text:style-name="Internet_20_link" text:visited-style-name="Visited_20_Internet_20_Link">https://github.com/datawire/envoy-steps</text:a></text:p>
      <text:p text:style-name="Standard"/>
      <text:p text:style-name="Standard">Each of the directories is for a Kubernetes deployment, and each can be brought up or down independently with <text:span text:style-name="T3">below commands.</text:span></text:p>
      <text:p text:style-name="Standard"/>
      <text:p text:style-name="P10">bash up.sh $service or bash down.sh $service</text:p>
      <text:p text:style-name="Standard"/>
      <text:p text:style-name="Standard"/>
      <text:p text:style-name="P3">DOCKER:</text:p>
      <text:p text:style-name="Standard"/>
      <text:p text:style-name="Standard">Minikube starts a Docker daemon when it starts up, which we'll need to use it for our Docker image builds so that the Minikube containers can load our images. To set up your Docker command-line tools for that:</text:p>
      <text:p text:style-name="Standard"/>
      <text:p text:style-name="P10">eval $(minikube docker-env)</text:p>
      <text:p text:style-name="Standard"/>
      <text:p text:style-name="P3">DATABASE:</text:p>
      <text:p text:style-name="P3"/>
      <text:p text:style-name="P14">Navigate to the folder postgres and we will find a deployment.yaml and service.yaml files, <text:span text:style-name="T3">now bring up the database. Once that’s done, kubectl get pods should show the postgres pod running and kubectl get services should show its service.</text:span></text:p>
      <text:p text:style-name="Standard"/>
      <text:p text:style-name="Standard">Deployment.yaml --&gt; Containes the images to be used</text:p>
      <text:p text:style-name="Standard">Service.yaml --&gt; Containes the type and port details</text:p>
      <text:p text:style-name="Standard"/>
      <text:p text:style-name="P10">bash up.sh postgres</text:p>
      <text:p text:style-name="Standard"/>
      <text:p text:style-name="Standard"/>
      <text:p text:style-name="P3">FLASK:</text:p>
      <text:p text:style-name="P3"/>
      <text:p text:style-name="Standard">Our Flask app is responds to PUT requests to create users, and GET requests to read users and respond to health checks. Flask will listen only on the loopback address, which will prevent any connections from outside the Flask app’s container. We set the Flask app to explicitly listen on 0.0.0.0 instead, so that we can actually speak to it from elsewhere (whether from in the cluster or outside).</text:p>
      <text:p text:style-name="Standard"/>
      <text:p text:style-name="Standard"><text:span text:style-name="T4">W</text:span>e’ll need a Docker image that contains our app.We’ll build that into a Docker image, then fire up a Kubernetes deployment and service with it. The deployment.yaml and service.yaml looks basically the same as the one for postgres with minor changes.</text:p>
      <text:p text:style-name="Standard"><text:soft-page-break/>We have used the type as LoadBalancer, our first test will be to talk to our service without Envoy, and for that we need to expose the port to the outside world.</text:p>
      <text:p text:style-name="Standard"/>
      <text:p text:style-name="P10">bash up.sh usersvc</text:p>
      <text:p text:style-name="P10"/>
      <text:p text:style-name="P3">FIRST TEST:</text:p>
      <text:p text:style-name="P3"/>
      <text:p text:style-name="Standard"><text:span text:style-name="T5">To check </text:span>if it works without Envoy before moving on! This will require us to get the IP address and mapped port number for the usersvc service. Since we’re using Minikube, we use</text:p>
      <text:p text:style-name="Standard"/>
      <text:p text:style-name="P10">minikube service --url usersvc</text:p>
      <text:p text:style-name="Standard"/>
      <text:p text:style-name="Standard">Let’s start with a basic health check using curl from the host system, reaching into the cluster to the usersvc, which in turn is talking within the cluster to postgres.</text:p>
      <text:p text:style-name="Standard"/>
      <text:p text:style-name="P10">curl $(minikube service --url usersvc)/user/health</text:p>
      <text:p text:style-name="Standard"/>
      <text:p text:style-name="Standard"/>
      <text:p text:style-name="P3">CREATE USER:</text:p>
      <text:p text:style-name="Standard"/>
      <text:p text:style-name="P10">curl -X PUT -H "Content-Type: application/json" -d '{ "fullname": "Alice", "password": "alicerules" }' $(minikube service --url usersvc)/user/alice</text:p>
      <text:p text:style-name="P10"/>
      <text:p text:style-name="P10">curl -X PUT -H "Content-Type: application/json" -d '{ "fullname": "Bob", "password": "bobrules" }' $(minikube service --url usersvc)/user/bob</text:p>
      <text:p text:style-name="Standard"/>
      <text:p text:style-name="Standard">Finally, we should be able to read both users back by using below commands</text:p>
      <text:p text:style-name="Standard"/>
      <text:p text:style-name="P10">curl $(minikube service --url usersvc)/user/alice</text:p>
      <text:p text:style-name="P10">curl $(minikube service --url usersvc)/user/bob</text:p>
      <text:p text:style-name="P10"/>
      <text:p text:style-name="P3">ENTER ENVOY:</text:p>
      <text:p text:style-name="P3"/>
      <text:p text:style-name="Standard">It’s time to stick Envoy in front of everything, so it can manage routing when we start scaling the front end. We have an edge Envoy and an application Envoy, each of which needs is own configuration. We’ll crank up the edge Envoy first, it only needs to proxy any URL starting with /user to our usersvc. Here’s how you set up virtual_hosts for that:</text:p>
      <text:p text:style-name="Standard"/>
      <text:p text:style-name="Standard">"virtual_hosts": [</text:p>
      <text:p text:style-name="Standard"><text:s text:c="18"/>{</text:p>
      <text:p text:style-name="Standard"><text:s text:c="20"/>"name": "service",</text:p>
      <text:p text:style-name="Standard"><text:s text:c="20"/>"domains": [ "*" ],</text:p>
      <text:p text:style-name="Standard"><text:s text:c="20"/>"routes": [</text:p>
      <text:p text:style-name="Standard"><text:s text:c="22"/>{</text:p>
      <text:p text:style-name="Standard"><text:s text:c="24"/>"timeout_ms": 0,</text:p>
      <text:p text:style-name="Standard"><text:s text:c="24"/>"prefix": "/user",</text:p>
      <text:p text:style-name="Standard"><text:s text:c="24"/>"cluster": “usersvc"</text:p>
      <text:p text:style-name="Standard"><text:s text:c="22"/>}</text:p>
      <text:p text:style-name="Standard"><text:s text:c="20"/>]</text:p>
      <text:p text:style-name="Standard"><text:s text:c="18"/>}</text:p>
      <text:p text:style-name="P15"><text:s text:c="16"/>]</text:p>
      <text:p text:style-name="P15"><text:soft-page-break/>"clusters": [</text:p>
      <text:p text:style-name="Standard"><text:s text:c="18"/>{</text:p>
      <text:p text:style-name="Standard"><text:s text:c="20"/>"name": “usersvc”,</text:p>
      <text:p text:style-name="Standard"><text:s text:c="20"/>"type": "strict_dns",</text:p>
      <text:p text:style-name="Standard"><text:s text:c="20"/>"lb_type": "round_robin",</text:p>
      <text:p text:style-name="Standard"><text:s text:c="20"/>"hosts": [</text:p>
      <text:p text:style-name="Standard"><text:s text:c="22"/>{</text:p>
      <text:p text:style-name="Standard"><text:s text:c="24"/>"url": “tcp://usersvc:80”</text:p>
      <text:p text:style-name="Standard"><text:s text:c="22"/>}</text:p>
      <text:p text:style-name="Standard"><text:s text:c="20"/>]</text:p>
      <text:p text:style-name="Standard"><text:s text:c="18"/>}</text:p>
      <text:p text:style-name="Standard"><text:s text:c="16"/>]</text:p>
      <text:p text:style-name="Standard">Note that we’re using strict_dns, which means that we’re relying on every instance of the usersvc appearing in the DNS. When using strict DNS service discovery, Envoy will continuously and asynchronously resolve the specified DNS targets.</text:p>
      <text:p text:style-name="Standard"/>
      <text:p text:style-name="P10">bash up.sh edge-envoy</text:p>
      <text:p text:style-name="Standard"/>
      <text:p text:style-name="P3">APP CHANGES:</text:p>
      <text:p text:style-name="Standard"/>
      <text:p text:style-name="Standard">Once the edge Envoy is running, we need to switch our Flask app to use an application Envoy. We needn’t change the database at all, but the Flask app needs a few tweaks:</text:p>
      <text:p text:style-name="Standard"/>
      <text:p text:style-name="Standard">We need to have the Dockerfile copy in an Envoy config file.</text:p>
      <text:p text:style-name="Standard">We need to have the entrypoint.sh script start Envoy as well as the Flask app.</text:p>
      <text:p text:style-name="Standard">While we’re at it, we can switch back to having Flask listen only on the loopback interface, and</text:p>
      <text:p text:style-name="Standard">We’ll switch the service from a LoadBalancer to a ClusterIP.</text:p>
      <text:p text:style-name="Standard"/>
      <text:p text:style-name="Standard">The effect here is that we’ll have a running Envoy through which we can talk to the Flask app — but also that Envoy will be the only way to talk to the Flask app. The application Envoy’s config, while we’re at it, is very similar to the edge Envoy’s. The listeners section is actually identical, and the clusters section nearly so, Basically we just use a static single-member cluster, with only localhost listed.</text:p>
      <text:p text:style-name="Standard"/>
      <text:p text:style-name="Standard">"clusters": [</text:p>
      <text:p text:style-name="Standard"><text:s text:c="18"/>{</text:p>
      <text:p text:style-name="Standard"><text:s text:c="20"/>"name": “usersvc”,</text:p>
      <text:p text:style-name="Standard"><text:s text:c="20"/>"type": "static",</text:p>
      <text:p text:style-name="Standard"><text:s text:c="20"/>"lb_type": "round_robin",</text:p>
      <text:p text:style-name="Standard"><text:s text:c="20"/>"hosts": [</text:p>
      <text:p text:style-name="Standard"><text:s text:c="22"/>{</text:p>
      <text:p text:style-name="Standard"><text:s text:c="24"/>"url": “tcp://127.0.0.1:80”</text:p>
      <text:p text:style-name="Standard"><text:s text:c="22"/>}</text:p>
      <text:p text:style-name="Standard"><text:s text:c="20"/>]</text:p>
      <text:p text:style-name="Standard"><text:s text:c="18"/>}</text:p>
      <text:p text:style-name="Standard"><text:s text:c="16"/>]</text:p>
      <text:p text:style-name="Standard"/>
      <text:p text:style-name="P10">bash down.sh usersvc</text:p>
      <text:p text:style-name="P10">bash up.sh usersvc2</text:p>
      <text:p text:style-name="P10"/>
      <text:p text:style-name="P10"/>
      <text:p text:style-name="P10"/>
      <text:p text:style-name="Standard"><text:soft-page-break/>Once all that is done, <text:span text:style-name="T10">we</text:span> should be able to retrieve Alice and Bob from before:</text:p>
      <text:p text:style-name="Standard"/>
      <text:p text:style-name="P26">curl $(minikube service --url edge-envoy)/user/alice</text:p>
      <text:p text:style-name="P26">curl $(minikube service --url edge-envoy)/user/bob</text:p>
      <text:p text:style-name="Standard"/>
      <text:p text:style-name="Standard"><text:span text:style-name="T6">N</text:span>ote that we’re using the edge-envoy service here, not the usersvc, which means that we are indeed talking through the Envoy mesh</text:p>
      <text:p text:style-name="Standard"/>
      <text:p text:style-name="P3"><text:span text:style-name="T9">SCALING THE FLASK APP</text:span>:</text:p>
      <text:p text:style-name="Standard"/>
      <text:p text:style-name="Standard">One of the promises of Envoy is helping with scaling applications. </text:p>
      <text:p text:style-name="Standard"/>
      <text:p text:style-name="P10">kubectl scale --replicas=3 deployment/usersvc</text:p>
      <text:p text:style-name="Standard"/>
      <text:p text:style-name="P16">we should then be able to see curl getting routed to multiple hosts. Try running multiple times, and look at the hostname element. It should be cycling across our three usersvc nodes.</text:p>
      <text:p text:style-name="Standard"/>
      <text:p text:style-name="P10">curl $(minikube service --url edge-envoy)/user/health</text:p>
      <text:p text:style-name="Standard"><text:s text:c="16"/></text:p>
      <text:p text:style-name="Standard"><text:span text:style-name="T6">But it does not happen since</text:span> we’re running Envoy in strict_dns mode, a good first check would be to look at the DNS. We can do this by running nslookup from inside the cluster. </text:p>
      <text:p text:style-name="Standard"/>
      <text:p text:style-name="P10">kubectl exec “<text:span text:style-name="T6">scaled pod name</text:span>” /usr/bin/nslookup usersvc</text:p>
      <text:p text:style-name="Standard"><text:s text:c="16"/></text:p>
      <text:p text:style-name="Standard">Running this check, we find that only one address comes back, <text:span text:style-name="T6">s</text:span>o Envoy’s DNS-based service discovery simply isn’t going to work. Envoy can’t round-robin among our three service instances if it never hears about two of them.</text:p>
      <text:p text:style-name="Standard"/>
      <text:p text:style-name="P5">THE SERVICE DISCOVERY SERVICE:</text:p>
      <text:p text:style-name="Standard"/>
      <text:p text:style-name="Standard">Kubernetes puts each service into its DNS, but it doesn’t put each service endpoint into its DNS — and we need Envoy to know about the endpoints in order to load-balance. <text:span text:style-name="T10">But</text:span>, Kubernetes does know the service endpoints for each service, and Envoy knows how to query a REST service for discovery information. We can make this work with a simple Python shim that bridges from the Envoy “Service Discovery Service” (SDS) to the Kubernetes API.</text:p>
      <text:p text:style-name="Standard"/>
      <text:p text:style-name="Standard">Our SDS is in the usersvc-sds directory. It’s pretty straightforward: when Envoy asks it for service information, it uses the requests Python module to query the Kubernetes endpoints API, and reformats the results for Envoy.The edge-envoy2 directory has everything set up for an edge Envoy running this config. So let’s crank up the SDS, then down the old edge Envoy and fire up the new:</text:p>
      <text:p text:style-name="Standard"/>
      <text:p text:style-name="P11">bash up.sh usersvc-sds</text:p>
      <text:p text:style-name="P11">bash down.sh edge-envoy</text:p>
      <text:p text:style-name="P11">bash up.sh edge-envoy2</text:p>
      <text:p text:style-name="Standard"/>
      <text:p text:style-name="Standard"><text:span text:style-name="T10">N</text:span>ow, repeating our health check really should show you round-robining around the hosts.</text:p>
      <text:p text:style-name="Standard"/>
      <text:p text:style-name="P11">curl $(minikube service --url edge-envoy)/user/alice</text:p>
      <text:p text:style-name="P11"/>
      <text:p text:style-name="Standard">We have everything working, including Envoy to handle round-robining traffic between our several Flask apps. With kubectl scale, we can easily change the number of instances we’re running. A<text:span text:style-name="T10">lso</text:span>, bringing Envoy in once our app was running wasn’t hard <text:span text:style-name="T11">and</text:span> add<text:span text:style-name="T11">s</text:span> a lot of flexibility.</text:p>
      <text:p text:style-name="P22"><text:soft-page-break/>APPENDIX:</text:p>
      <text:p text:style-name="P22"/>
      <text:p text:style-name="P22">COMPARISON WITH OTHER PROXIES:</text:p>
      <text:p text:style-name="P22"/>
      <text:p text:style-name="P22">HAP<text:span text:style-name="T25">roxy</text:span>:</text:p>
      <text:p text:style-name="P27"/>
      <text:p text:style-name="P28"><text:span text:style-name="T25">One of the proxies used over a decade is reliable, fast and proven proxy. </text:span><text:span text:style-name="T18">HAProxy was initially released in 2006, when the Internet operated very differently than today. The velocity of the HAProxy community didn’t seem to be very high. For example, v1.5 added SSL after four years. There was challenges of hitless reloads (being able to reload your configuration without restarting your proxy) which were not fully addressed until the end of 2017</text:span></text:p>
      <text:p text:style-name="P27"/>
      <text:p text:style-name="P23">NGINX:</text:p>
      <text:p text:style-name="P27"/>
      <text:p text:style-name="P31">NGINX is a high-performance web server that does support hitless reloads. NGINX was designed initially as a web server, and over time has evolved to support more traditional proxy use cases.NGINX open source has a number of limitations, including limited observability and health checks. </text:p>
      <text:p text:style-name="P31"/>
      <text:p text:style-name="P29"><text:span text:style-name="T28">Envoy was designed from the ground up for microservices, with features such as hitless reloads (called hot restart) observability, resilience, and advanced load balancing. Envoy also embraced distributed architectures, adopting eventual consistency as a core design principle.</text:span></text:p>
      <text:p text:style-name="P29"><text:span text:style-name="T28"/></text:p>
      <text:p text:style-name="P32"><text:span text:style-name="T29">DEMO-2:</text:span></text:p>
      <text:p text:style-name="P30"><text:span text:style-name="T27"/></text:p>
      <text:p text:style-name="P33"><text:a xlink:type="simple" xlink:href="https://www.katacoda.com/envoyproxy/scenarios/getting-started" office:name="Katacoda" text:style-name="Internet_20_link" text:visited-style-name="Visited_20_Internet_20_Link"><text:span text:style-name="T30">Katacod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ans-serif"/>
    <style:font-face style:name="medium-content-serif-font" svg:font-family="medium-content-serif-font, Georgia, Cambria, 'Times New Roman', Times, serif"/>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14:36:06.973956842</meta:creation-date>
    <dc:date>2019-04-10T11:47:54.807401176</dc:date>
    <meta:editing-duration>PT1H51M38S</meta:editing-duration>
    <meta:editing-cycles>8</meta:editing-cycles>
    <meta:generator>LibreOffice/6.0.7.3$Linux_X86_64 LibreOffice_project/00m0$Build-3</meta:generator>
    <meta:document-statistic meta:table-count="0" meta:image-count="0" meta:object-count="0" meta:page-count="7" meta:paragraph-count="141" meta:word-count="2152" meta:character-count="14211" meta:non-whitespace-character-count="11460"/>
  </office:meta>
</office:document-meta>
</file>